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8a0e1" officeooo:paragraph-rsid="0018a0e1"/>
    </style:style>
    <style:style style:name="P2" style:family="paragraph" style:parent-style-name="Text_20_body">
      <style:text-properties officeooo:rsid="00191153" officeooo:paragraph-rsid="00191153"/>
    </style:style>
    <style:style style:name="P3" style:family="paragraph" style:parent-style-name="Text_20_body">
      <style:text-properties officeooo:rsid="00191153" officeooo:paragraph-rsid="00255921"/>
    </style:style>
    <style:style style:name="P4" style:family="paragraph" style:parent-style-name="Text_20_body">
      <style:text-properties officeooo:rsid="00191153" officeooo:paragraph-rsid="002d26dd"/>
    </style:style>
    <style:style style:name="P5" style:family="paragraph" style:parent-style-name="Text_20_body">
      <style:text-properties officeooo:rsid="00191153" officeooo:paragraph-rsid="0038fcbd"/>
    </style:style>
    <style:style style:name="P6" style:family="paragraph" style:parent-style-name="Text_20_body">
      <style:text-properties officeooo:rsid="00191153" officeooo:paragraph-rsid="003adc2b"/>
    </style:style>
    <style:style style:name="P7" style:family="paragraph" style:parent-style-name="Text_20_body">
      <style:text-properties officeooo:rsid="00191153" officeooo:paragraph-rsid="004980d5"/>
    </style:style>
    <style:style style:name="P8" style:family="paragraph" style:parent-style-name="Text_20_body">
      <style:text-properties officeooo:rsid="00191153" officeooo:paragraph-rsid="004b00a2"/>
    </style:style>
    <style:style style:name="P9" style:family="paragraph" style:parent-style-name="Text_20_body">
      <style:text-properties officeooo:rsid="00255921" officeooo:paragraph-rsid="00255921"/>
    </style:style>
    <style:style style:name="P10" style:family="paragraph" style:parent-style-name="Text_20_body">
      <style:text-properties officeooo:rsid="00255921" officeooo:paragraph-rsid="00263d53"/>
    </style:style>
    <style:style style:name="P11" style:family="paragraph" style:parent-style-name="Text_20_body">
      <style:text-properties officeooo:rsid="00255921" officeooo:paragraph-rsid="002d26dd"/>
    </style:style>
    <style:style style:name="P12" style:family="paragraph" style:parent-style-name="Text_20_body">
      <style:text-properties officeooo:rsid="00255921" officeooo:paragraph-rsid="0038fcbd"/>
    </style:style>
    <style:style style:name="P13" style:family="paragraph" style:parent-style-name="Text_20_body">
      <style:text-properties officeooo:rsid="00255921" officeooo:paragraph-rsid="003adc2b"/>
    </style:style>
    <style:style style:name="P14" style:family="paragraph" style:parent-style-name="Text_20_body">
      <style:text-properties officeooo:rsid="002f007e" officeooo:paragraph-rsid="003332a6"/>
    </style:style>
    <style:style style:name="P15" style:family="paragraph" style:parent-style-name="Text_20_body">
      <style:text-properties officeooo:rsid="00392d58" officeooo:paragraph-rsid="00392d58"/>
    </style:style>
    <style:style style:name="P16" style:family="paragraph" style:parent-style-name="Text_20_body">
      <style:text-properties officeooo:rsid="001ce804" officeooo:paragraph-rsid="0048496d"/>
    </style:style>
    <style:style style:name="P17" style:family="paragraph" style:parent-style-name="Text_20_body">
      <style:text-properties officeooo:rsid="002af3b9" officeooo:paragraph-rsid="004980d5"/>
    </style:style>
    <style:style style:name="P18" style:family="paragraph" style:parent-style-name="Text_20_body">
      <style:text-properties officeooo:rsid="003adc2b" officeooo:paragraph-rsid="003adc2b"/>
    </style:style>
    <style:style style:name="P19" style:family="paragraph" style:parent-style-name="Text_20_body">
      <style:text-properties fo:font-weight="normal" officeooo:rsid="004f8030" officeooo:paragraph-rsid="004f8030" style:font-weight-asian="normal" style:font-weight-complex="normal"/>
    </style:style>
    <style:style style:name="P20" style:family="paragraph" style:parent-style-name="Heading_20_1">
      <style:text-properties officeooo:paragraph-rsid="0018a0e1"/>
    </style:style>
    <style:style style:name="P21" style:family="paragraph" style:parent-style-name="Heading_20_1">
      <style:text-properties officeooo:paragraph-rsid="00191153"/>
    </style:style>
    <style:style style:name="P22" style:family="paragraph" style:parent-style-name="Heading_20_1">
      <style:text-properties officeooo:paragraph-rsid="00255921"/>
    </style:style>
    <style:style style:name="P23" style:family="paragraph" style:parent-style-name="Heading_20_1">
      <style:text-properties officeooo:paragraph-rsid="002d26dd"/>
    </style:style>
    <style:style style:name="P24" style:family="paragraph" style:parent-style-name="Heading_20_1">
      <style:text-properties officeooo:paragraph-rsid="0038fcbd"/>
    </style:style>
    <style:style style:name="P25" style:family="paragraph" style:parent-style-name="Heading_20_1">
      <style:text-properties officeooo:paragraph-rsid="003adc2b"/>
    </style:style>
    <style:style style:name="P26" style:family="paragraph" style:parent-style-name="Heading_20_2">
      <style:text-properties officeooo:paragraph-rsid="00191153"/>
    </style:style>
    <style:style style:name="P27" style:family="paragraph" style:parent-style-name="Heading_20_2">
      <style:text-properties officeooo:rsid="0018a0e1"/>
    </style:style>
    <style:style style:name="P28" style:family="paragraph" style:parent-style-name="Heading_20_2">
      <style:text-properties officeooo:rsid="0018a0e1" officeooo:paragraph-rsid="0018a0e1"/>
    </style:style>
    <style:style style:name="P29" style:family="paragraph" style:parent-style-name="Heading_20_2">
      <style:text-properties officeooo:rsid="0018a0e1" officeooo:paragraph-rsid="00191153"/>
    </style:style>
    <style:style style:name="P30" style:family="paragraph" style:parent-style-name="Heading_20_2">
      <style:text-properties officeooo:rsid="0018a0e1" officeooo:paragraph-rsid="00255921"/>
    </style:style>
    <style:style style:name="P31" style:family="paragraph" style:parent-style-name="Heading_20_2">
      <style:text-properties officeooo:rsid="0018a0e1" officeooo:paragraph-rsid="002d26dd"/>
    </style:style>
    <style:style style:name="P32" style:family="paragraph" style:parent-style-name="Heading_20_2">
      <style:text-properties officeooo:rsid="0018a0e1" officeooo:paragraph-rsid="0038fcbd"/>
    </style:style>
    <style:style style:name="P33" style:family="paragraph" style:parent-style-name="Heading_20_2">
      <style:text-properties officeooo:rsid="0018a0e1" officeooo:paragraph-rsid="003adc2b"/>
    </style:style>
    <style:style style:name="P34" style:family="paragraph" style:parent-style-name="Heading_20_2">
      <style:text-properties officeooo:paragraph-rsid="00255921"/>
    </style:style>
    <style:style style:name="P35" style:family="paragraph" style:parent-style-name="Heading_20_2">
      <style:text-properties officeooo:paragraph-rsid="002d26dd"/>
    </style:style>
    <style:style style:name="P36" style:family="paragraph" style:parent-style-name="Heading_20_2">
      <style:text-properties officeooo:paragraph-rsid="0038fcbd"/>
    </style:style>
    <style:style style:name="P37" style:family="paragraph" style:parent-style-name="Heading_20_2">
      <style:text-properties officeooo:paragraph-rsid="003adc2b"/>
    </style:style>
    <style:style style:name="T1" style:family="text">
      <style:text-properties officeooo:rsid="0018a0e1"/>
    </style:style>
    <style:style style:name="T2" style:family="text">
      <style:text-properties officeooo:rsid="00191153"/>
    </style:style>
    <style:style style:name="T3" style:family="text">
      <style:text-properties officeooo:rsid="001ce804"/>
    </style:style>
    <style:style style:name="T4" style:family="text">
      <style:text-properties officeooo:rsid="001dfc3e"/>
    </style:style>
    <style:style style:name="T5" style:family="text">
      <style:text-properties officeooo:rsid="001fd3eb"/>
    </style:style>
    <style:style style:name="T6" style:family="text">
      <style:text-properties officeooo:rsid="001ffff3"/>
    </style:style>
    <style:style style:name="T7" style:family="text">
      <style:text-properties officeooo:rsid="00228e7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8e77" style:font-weight-asian="bold" style:font-weight-complex="bold"/>
    </style:style>
    <style:style style:name="T10" style:family="text">
      <style:text-properties fo:font-weight="bold" officeooo:rsid="003332a6" style:font-weight-asian="bold" style:font-weight-complex="bold"/>
    </style:style>
    <style:style style:name="T11" style:family="text">
      <style:text-properties fo:font-weight="bold" officeooo:rsid="003a1ddf" style:font-weight-asian="bold" style:font-weight-complex="bold"/>
    </style:style>
    <style:style style:name="T12" style:family="text">
      <style:text-properties officeooo:rsid="00255921"/>
    </style:style>
    <style:style style:name="T13" style:family="text">
      <style:text-properties officeooo:rsid="00263d53"/>
    </style:style>
    <style:style style:name="T14" style:family="text">
      <style:text-properties officeooo:rsid="00285ae4"/>
    </style:style>
    <style:style style:name="T15" style:family="text">
      <style:text-properties officeooo:rsid="0028b625"/>
    </style:style>
    <style:style style:name="T16" style:family="text">
      <style:text-properties officeooo:rsid="00290c5e"/>
    </style:style>
    <style:style style:name="T17" style:family="text">
      <style:text-properties officeooo:rsid="002d26dd"/>
    </style:style>
    <style:style style:name="T18" style:family="text">
      <style:text-properties officeooo:rsid="002f9a41"/>
    </style:style>
    <style:style style:name="T19" style:family="text">
      <style:text-properties officeooo:rsid="00315d5d"/>
    </style:style>
    <style:style style:name="T20" style:family="text">
      <style:text-properties officeooo:rsid="003332a6"/>
    </style:style>
    <style:style style:name="T21" style:family="text">
      <style:text-properties officeooo:rsid="0038fbb6"/>
    </style:style>
    <style:style style:name="T22" style:family="text">
      <style:text-properties officeooo:rsid="0038fcbd"/>
    </style:style>
    <style:style style:name="T23" style:family="text">
      <style:text-properties officeooo:rsid="003a1dd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a1ddf" style:font-weight-asian="normal" style:font-weight-complex="normal"/>
    </style:style>
    <style:style style:name="T26" style:family="text">
      <style:text-properties fo:font-weight="normal" officeooo:rsid="0041abec" style:font-weight-asian="normal" style:font-weight-complex="normal"/>
    </style:style>
    <style:style style:name="T27" style:family="text">
      <style:text-properties officeooo:rsid="003adc2b"/>
    </style:style>
    <style:style style:name="T28" style:family="text">
      <style:text-properties officeooo:rsid="003c2ba2"/>
    </style:style>
    <style:style style:name="T29" style:family="text">
      <style:text-properties officeooo:rsid="0044d82b"/>
    </style:style>
    <style:style style:name="T30" style:family="text">
      <style:text-properties officeooo:rsid="0048496d"/>
    </style:style>
    <style:style style:name="T31" style:family="text">
      <style:text-properties officeooo:rsid="004b76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Plan</text:p>
      <text:h text:style-name="P20" text:outline-level="1"><text:span text:style-name="T1">Sprint 1 – </text:span><text:span text:style-name="T2">The “</text:span>Create New Debate” <text:span text:style-name="T2">Box</text:span></text:h>
      <text:h text:style-name="P26" text:outline-level="2"><text:span text:style-name="T2">Overview</text:span><text:span text:style-name="T1">:</text:span></text:h>
      <text:p text:style-name="P9">Start On: 9-10-23</text:p>
      <text:p text:style-name="P2">Complete By: 16-10-23</text:p>
      <text:h text:style-name="P27" text:outline-level="2">Description:</text:h>
      <text:p text:style-name="P2">Develop the first draft of the HTML document and create a Box the user can input some information into <text:span text:style-name="T3">and a button to submit it</text:span>. This should include:</text:p>
      <text:p text:style-name="P2">- A Box with a Heading that says “Create New Debate”</text:p>
      <text:p text:style-name="P2">- A line where the user can enter the Debate Title</text:p>
      <text:p text:style-name="P2">- A line where the user can enter the Debate Description</text:p>
      <text:p text:style-name="P2">- A line where the user can enter the Number of Participants Required for the Debate</text:p>
      <text:p text:style-name="P2">- A line where the user can enter the Start and End time of the Debate</text:p>
      <text:p text:style-name="P2">- <text:span text:style-name="T5">A button that can be pressed to submit the form</text:span></text:p>
      <text:h text:style-name="P28" text:outline-level="2" text:is-list-header="true">Review:</text:h>
      <text:p text:style-name="P2">Completed: <text:span text:style-name="T4">Yes</text:span></text:p>
      <text:p text:style-name="P2">Additional Notes:</text:p>
      <text:h text:style-name="P21" text:outline-level="1"><text:span text:style-name="T1">Sprint </text:span><text:span text:style-name="T2">2</text:span><text:span text:style-name="T1"> – </text:span><text:span text:style-name="T2">Write data to a JSON file</text:span></text:h>
      <text:h text:style-name="P26" text:outline-level="2"><text:span text:style-name="T2">Overview</text:span><text:span text:style-name="T1">:</text:span></text:h>
      <text:p text:style-name="P9">Start On: 16-10-23</text:p>
      <text:p text:style-name="P2">Complete By: 23-10-23</text:p>
      <text:h text:style-name="P29" text:outline-level="2">Description:</text:h>
      <text:p text:style-name="P16">Add the functionality <text:span text:style-name="T7">with </text:span><text:span text:style-name="T9">JavaScript </text:span>to the <text:span text:style-name="T2">“Create New Debate” </text:span>box that will save the information into a JSON file, so that it may be recalled at a later time. </text:p>
      <text:p text:style-name="P16">- When the user clicks the Create New Debate Button, <text:span text:style-name="T5">all the information in the form should be saved into a JSON file.</text:span></text:p>
      <text:p text:style-name="P16">- <text:span text:style-name="T30">The JSON file should be a flat file.</text:span></text:p>
      <text:p text:style-name="P16">- <text:span text:style-name="T30">The browser should then start downloading the JSON file.</text:span></text:p>
      <text:h text:style-name="P29" text:outline-level="2" text:is-list-header="true"><text:soft-page-break/>Review:</text:h>
      <text:p text:style-name="P2">Completed: <text:span text:style-name="T6">Yes</text:span></text:p>
      <text:p text:style-name="P2">Additional Notes:</text:p>
      <text:h text:style-name="P22" text:outline-level="1"><text:span text:style-name="T1">Sprint </text:span><text:span text:style-name="T12">3</text:span><text:span text:style-name="T1"> – </text:span><text:span text:style-name="T12">Create “</text:span><text:span text:style-name="T14">Search past</text:span><text:span text:style-name="T12"> Debate</text:span><text:span text:style-name="T14">s</text:span><text:span text:style-name="T12">” Box</text:span></text:h>
      <text:h text:style-name="P34" text:outline-level="2"><text:span text:style-name="T2">Overview</text:span><text:span text:style-name="T1">:</text:span></text:h>
      <text:p text:style-name="P10">Start On: <text:span text:style-name="T13">23</text:span>-10-23</text:p>
      <text:p text:style-name="P3">Complete By: <text:span text:style-name="T13">30</text:span>-10-23</text:p>
      <text:h text:style-name="P30" text:outline-level="2">Description:</text:h>
      <text:p text:style-name="P7">Develop <text:span text:style-name="T14">with </text:span><text:span text:style-name="T8">HTML</text:span>, a Box <text:span text:style-name="T14">that lists all the debates the user has available to </text:span><text:span text:style-name="T15">them. </text:span><text:span text:style-name="T16">Each debate should be contained in a field that displays the Debate Title. </text:span></text:p>
      <text:p text:style-name="P17">- At the top of the stack of Debates is a search box where the user may enter some text (functionality will be added later).</text:p>
      <text:h text:style-name="P30" text:outline-level="2" text:is-list-header="true">Review:</text:h>
      <text:p text:style-name="P3">Completed: <text:span text:style-name="T6">Yes</text:span></text:p>
      <text:p text:style-name="P8">Additional Notes: <text:span text:style-name="T31">E</text:span><text:span text:style-name="T16">ach field may be clicked on to load it into full view</text:span></text:p>
      <text:h text:style-name="P23" text:outline-level="1"><text:span text:style-name="T1">Sprint </text:span><text:span text:style-name="T17">4</text:span><text:span text:style-name="T1"> – </text:span><text:span text:style-name="T19">Upload Past Debates</text:span></text:h>
      <text:h text:style-name="P35" text:outline-level="2"><text:span text:style-name="T2">Overview</text:span><text:span text:style-name="T1">:</text:span></text:h>
      <text:p text:style-name="P11">Start On: <text:span text:style-name="T18">30</text:span>-10-23</text:p>
      <text:p text:style-name="P4">Complete By: <text:span text:style-name="T28">6</text:span>-1<text:span text:style-name="T18">1</text:span>-23</text:p>
      <text:h text:style-name="P31" text:outline-level="2">Description:</text:h>
      <text:p text:style-name="P14"><text:span text:style-name="T20">T</text:span>he functionality <text:span text:style-name="T20">to upload a </text:span><text:span text:style-name="T10">JSON</text:span><text:span text:style-name="T20"> file to the past debate list needs to be added. There should be a button to upload the file. When the file is uploaded a debate should be added to the list with the information from the JSON file displayed in the listing.</text:span></text:p>
      <text:h text:style-name="P31" text:outline-level="2" text:is-list-header="true">Review:</text:h>
      <text:p text:style-name="P4">Completed: <text:span text:style-name="T6">Yes</text:span></text:p>
      <text:p text:style-name="P4">Additional Notes: <text:span text:style-name="T21">Currently, a debate may be uploaded multiple times and it will keep being appended each time the button to add it is clicked.</text:span></text:p>
      <text:h text:style-name="P24" text:outline-level="1"><text:soft-page-break/><text:span text:style-name="T1">Sprint </text:span><text:span text:style-name="T22">5</text:span><text:span text:style-name="T1"> – </text:span><text:span text:style-name="T22">Search</text:span><text:span text:style-name="T19"> Past Debates</text:span></text:h>
      <text:h text:style-name="P36" text:outline-level="2"><text:span text:style-name="T2">Overview</text:span><text:span text:style-name="T1">:</text:span></text:h>
      <text:p text:style-name="P12">Start On: <text:span text:style-name="T27">6</text:span>-1<text:span text:style-name="T22">1</text:span>-23</text:p>
      <text:p text:style-name="P5">Complete By: <text:span text:style-name="T22">13</text:span>-1<text:span text:style-name="T18">1</text:span>-23</text:p>
      <text:h text:style-name="P32" text:outline-level="2">Description:</text:h>
      <text:p text:style-name="P15"><text:span text:style-name="T23">With </text:span><text:span text:style-name="T11">JavaScript</text:span><text:span text:style-name="T25">, a</text:span> search box should now have a button that will show only items matching the input when clicked.</text:p>
      <text:h text:style-name="P32" text:outline-level="2" text:is-list-header="true">Review:</text:h>
      <text:p text:style-name="P5">Completed: <text:span text:style-name="T6">Yes</text:span></text:p>
      <text:p text:style-name="P5">Additional Notes:</text:p>
      <text:h text:style-name="P25" text:outline-level="1"><text:span text:style-name="T1">Sprint </text:span><text:span text:style-name="T27">6</text:span><text:span text:style-name="T1"> – </text:span><text:span text:style-name="T27">Test and Resolve Issues</text:span></text:h>
      <text:h text:style-name="P37" text:outline-level="2"><text:span text:style-name="T2">Overview</text:span><text:span text:style-name="T1">:</text:span></text:h>
      <text:p text:style-name="P13">Start On: <text:span text:style-name="T27">13</text:span>-1<text:span text:style-name="T22">1</text:span>-23</text:p>
      <text:p text:style-name="P6">Complete By: <text:span text:style-name="T27">2</text:span><text:span text:style-name="T29">7</text:span>-1<text:span text:style-name="T18">1</text:span>-23</text:p>
      <text:h text:style-name="P33" text:outline-level="2">Description:</text:h>
      <text:p text:style-name="P18">Any bugs or issues that were raised in the <text:span text:style-name="T8">Additional Notes </text:span><text:span text:style-name="T24">section</text:span><text:span text:style-name="T26">s</text:span><text:span text:style-name="T24"> have a 2 week allocated period to be resolved here.</text:span></text:p>
      <text:p text:style-name="P19">15-11-23: Updated Logic in uploadDebate() Function to check if there is a matching debate title in the list of debates already. If so, the debate is not added.</text:p>
      <text:h text:style-name="P33" text:outline-level="2" text:is-list-header="true">Review:</text:h>
      <text:p text:style-name="P6">Completed: <text:span text:style-name="T6">Yes</text:span></text:p>
      <text:p text:style-name="P6">Additional Notes: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1:56:54.062000000</meta:creation-date>
    <dc:date>2024-01-13T14:34:53.116000000</dc:date>
    <meta:editing-duration>PT12H48M46S</meta:editing-duration>
    <meta:editing-cycles>38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66" meta:word-count="502" meta:character-count="2806" meta:non-whitespace-character-count="2362"/>
  </office:meta>
</office:document-meta>
</file>